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OpenSymbol" svg:font-family="OpenSymbol"/>
    <style:font-face style:name="OpenSymbol1" svg:font-family="OpenSymbol, 'Arial Unicode MS'"/>
    <style:font-face style:name="Tahoma1" svg:font-family="Tahoma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616cm" style:rel-column-width="29364*"/>
    </style:style>
    <style:style style:name="Tableau3.B" style:family="table-column">
      <style:table-column-properties style:column-width="0.799cm" style:rel-column-width="3082*"/>
    </style:style>
    <style:style style:name="Tableau3.C" style:family="table-column">
      <style:table-column-properties style:column-width="8.583cm" style:rel-column-width="33089*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17.006cm" fo:margin-left="0cm" table:align="left"/>
    </style:style>
    <style:style style:name="Tableau5.A" style:family="table-column">
      <style:table-column-properties style:column-width="4.907cm"/>
    </style:style>
    <style:style style:name="Tableau5.B" style:family="table-column">
      <style:table-column-properties style:column-width="6.883cm"/>
    </style:style>
    <style:style style:name="Tableau5.C" style:family="table-column">
      <style:table-column-properties style:column-width="5.2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1.24cm"/>
    </style:style>
    <style:style style:name="Tableau1" style:family="table">
      <style:table-properties style:width="17.006cm" fo:margin-left="0cm" table:align="left"/>
    </style:style>
    <style:style style:name="Tableau1.A" style:family="table-column">
      <style:table-column-properties style:column-width="4.907cm"/>
    </style:style>
    <style:style style:name="Tableau1.B" style:family="table-column">
      <style:table-column-properties style:column-width="6.883cm"/>
    </style:style>
    <style:style style:name="Tableau1.C" style:family="table-column">
      <style:table-column-properties style:column-width="5.2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42cm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officeooo:paragraph-rsid="0019b3f3"/>
    </style:style>
    <style:style style:name="P3" style:family="paragraph" style:parent-style-name="Standard">
      <style:paragraph-properties fo:text-align="center" style:justify-single-word="false"/>
      <style:text-properties officeooo:rsid="001f8bd2" officeooo:paragraph-rsid="001f8bd2"/>
    </style:style>
    <style:style style:name="P4" style:family="paragraph" style:parent-style-name="Standard">
      <style:text-properties officeooo:paragraph-rsid="00222826"/>
    </style:style>
    <style:style style:name="P5" style:family="paragraph" style:parent-style-name="Standard">
      <style:text-properties fo:font-size="10pt" officeooo:paragraph-rsid="00222826" style:font-size-asian="10pt" style:font-size-complex="10pt"/>
    </style:style>
    <style:style style:name="P6" style:family="paragraph" style:parent-style-name="Standard">
      <style:text-properties fo:font-size="10pt" officeooo:rsid="00222826" officeooo:paragraph-rsid="00222826" style:font-size-asian="10pt" style:font-size-complex="10pt"/>
    </style:style>
    <style:style style:name="P7" style:family="paragraph" style:parent-style-name="Standard">
      <style:text-properties officeooo:rsid="002b0e77" officeooo:paragraph-rsid="0026455b"/>
    </style:style>
    <style:style style:name="P8" style:family="paragraph" style:parent-style-name="Standard">
      <style:text-properties officeooo:rsid="002b0e77" officeooo:paragraph-rsid="0028427f"/>
    </style:style>
    <style:style style:name="P9" style:family="paragraph" style:parent-style-name="Standard">
      <style:text-properties officeooo:paragraph-rsid="0026455b"/>
    </style:style>
    <style:style style:name="P10" style:family="paragraph" style:parent-style-name="Standard">
      <style:text-properties officeooo:paragraph-rsid="0028427f"/>
    </style:style>
    <style:style style:name="P11" style:family="paragraph" style:parent-style-name="Standard">
      <style:text-properties officeooo:paragraph-rsid="0019b3f3"/>
    </style:style>
    <style:style style:name="P12" style:family="paragraph" style:parent-style-name="Standard">
      <style:text-properties fo:font-size="9pt" style:font-size-asian="7.84999990463257pt" style:font-size-complex="9pt"/>
    </style:style>
    <style:style style:name="P13" style:family="paragraph" style:parent-style-name="Standard">
      <style:text-properties fo:font-weight="normal" officeooo:rsid="002b0e77" officeooo:paragraph-rsid="0026455b" style:font-weight-asian="normal" style:font-weight-complex="normal"/>
    </style:style>
    <style:style style:name="P14" style:family="paragraph" style:parent-style-name="Standard">
      <style:text-properties fo:font-weight="normal" officeooo:rsid="002b0e77" officeooo:paragraph-rsid="0028427f" style:font-weight-asian="normal" style:font-weight-complex="normal"/>
    </style:style>
    <style:style style:name="P15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222826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222826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222826"/>
    </style:style>
    <style:style style:name="P18" style:family="paragraph" style:parent-style-name="Standard" style:master-page-name="First_20_Page">
      <style:paragraph-properties style:page-number="auto" style:shadow="none">
        <style:tab-stops/>
      </style:paragraph-properties>
      <style:text-properties officeooo:paragraph-rsid="00222826"/>
    </style:style>
    <style:style style:name="P19" style:family="paragraph" style:parent-style-name="Header">
      <style:text-properties fo:font-size="10pt" officeooo:rsid="00254f71" officeooo:paragraph-rsid="00222826" style:font-size-asian="10pt" style:font-size-complex="10pt"/>
    </style:style>
    <style:style style:name="P20" style:family="paragraph" style:parent-style-name="Header">
      <style:text-properties fo:font-size="10pt" officeooo:rsid="00222826" officeooo:paragraph-rsid="00222826" style:font-size-asian="10pt" style:font-size-complex="10pt"/>
    </style:style>
    <style:style style:name="P21" style:family="paragraph" style:parent-style-name="Header">
      <style:text-properties officeooo:rsid="00251762" officeooo:paragraph-rsid="00222826"/>
    </style:style>
    <style:style style:name="P22" style:family="paragraph" style:parent-style-name="Header">
      <style:text-properties officeooo:rsid="00254f71" officeooo:paragraph-rsid="00222826"/>
    </style:style>
    <style:style style:name="P23" style:family="paragraph" style:parent-style-name="Table_20_Contents">
      <style:text-properties officeooo:rsid="00254f71" officeooo:paragraph-rsid="00222826"/>
    </style:style>
    <style:style style:name="P24" style:family="paragraph" style:parent-style-name="Table_20_Contents">
      <style:text-properties officeooo:rsid="0031ec3d" officeooo:paragraph-rsid="0026455b"/>
    </style:style>
    <style:style style:name="P25" style:family="paragraph" style:parent-style-name="Table_20_Contents">
      <style:text-properties officeooo:rsid="0031ec3d" officeooo:paragraph-rsid="0028427f"/>
    </style:style>
    <style:style style:name="P26" style:family="paragraph" style:parent-style-name="Table_20_Contents">
      <style:text-properties officeooo:paragraph-rsid="0026455b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383ac6" officeooo:paragraph-rsid="0026455b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83ac6" officeooo:paragraph-rsid="0028427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6455b" officeooo:paragraph-rsid="0026455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6455b" officeooo:paragraph-rsid="0028427f" style:font-weight-asian="bold" style:font-weight-complex="bold"/>
    </style:style>
    <style:style style:name="P31" style:family="paragraph" style:parent-style-name="Table_20_Contents">
      <style:text-properties officeooo:paragraph-rsid="0028427f"/>
    </style:style>
    <style:style style:name="P32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33" style:family="paragraph" style:parent-style-name="Heading_20_1">
      <style:paragraph-properties fo:text-align="center" style:justify-single-word="false"/>
      <style:text-properties officeooo:paragraph-rsid="002228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0e77" style:font-weight-asian="bold" style:font-weight-complex="bold"/>
    </style:style>
    <style:style style:name="T3" style:family="text">
      <style:text-properties officeooo:rsid="001f8bd2"/>
    </style:style>
    <style:style style:name="T4" style:family="text">
      <style:text-properties style:font-name="Arial" fo:font-size="10pt" officeooo:rsid="00daa6d0" style:font-size-asian="10pt" style:font-size-complex="10pt"/>
    </style:style>
    <style:style style:name="T5" style:family="text">
      <style:text-properties style:font-name="Arial" fo:font-size="10pt" officeooo:rsid="00d2f3b4" style:font-size-asian="10pt" style:font-size-complex="10pt"/>
    </style:style>
    <style:style style:name="T6" style:family="text">
      <style:text-properties fo:font-size="10pt" officeooo:rsid="00d936c0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cddc" style:font-weight-asian="normal" style:font-weight-complex="normal"/>
    </style:style>
    <style:style style:name="T9" style:family="text">
      <style:text-properties fo:font-weight="normal" officeooo:rsid="00222826" style:font-weight-asian="normal" style:font-weight-complex="normal"/>
    </style:style>
    <style:style style:name="T10" style:family="text">
      <style:text-properties fo:font-weight="normal" officeooo:rsid="00148e5f" style:font-weight-asian="normal" style:font-weight-complex="normal"/>
    </style:style>
    <style:style style:name="T11" style:family="text">
      <style:text-properties fo:font-weight="normal" officeooo:rsid="002cddb3" style:font-weight-asian="normal" style:font-weight-complex="normal"/>
    </style:style>
    <style:style style:name="T12" style:family="text">
      <style:text-properties officeooo:rsid="0035ba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agreement]" text:name="py3o.o.company_id.training_agreement"/>
        <text:user-field-decl office:value-type="string" office:string-value="[siren]" text:name="py3o.o.company_id.siren"/>
        <text:user-field-decl office:value-type="string" office:string-value="[training_name]" text:name="py3o.o.name"/>
        <text:user-field-decl office:value-type="string" office:string-value="[trainer]" text:name="py3o.o.trainer_id.name"/>
        <text:user-field-decl office:value-type="string" office:string-value="[duration]" text:name="py3o.o.duration"/>
        <text:user-field-decl office:value-type="string" office:string-value="[auditor_name]" text:name="py3o.aud.name"/>
        <text:user-field-decl office:value-type="string" office:string-value="[function]" text:name="py3o.aud.function"/>
        <text:user-field-decl office:value-type="string" office:string-value="[auditor_company]" text:name="py3o.aud.parent_id.name"/>
      </text:user-field-decls>
      <text:p text:style-name="P18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5">with="lang=obj.partner_id.lang or 'en_US'"</text:span></text:a></text:p>
      <text:p text:style-name="P4"><text:a xlink:type="simple" xlink:href="py3o://with=%22o=obj.with_context(lang=lang)%22" text:style-name="Internet_20_link" text:visited-style-name="Visited_20_Internet_20_Link"><text:span text:style-name="T6">with="o=obj.with_context(lang=lang)"</text:span></text:a></text:p>
      <text:p text:style-name="P17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span text:style-name="T4"/></text:p>
      <text:h text:style-name="P33" text:outline-level="1"><text:bookmark-start text:name="__RefHeading__276_150567044"/>Attestation de présence Stagiaire<text:bookmark-end text:name="__RefHeading__276_150567044"/></text:h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3"><text:text-input text:description="py3o://function=&quot;format_multiline_value(o.company_id.partner_id._display_full_address())&quot;">[company_address]</text:text-input></text:p>
            <text:p text:style-name="P21"/>
            <text:p text:style-name="P22">SIREN : <text:user-field-get text:name="py3o.o.company_id.siren">[siren]</text:user-field-get></text:p>
            <text:p text:style-name="P19">N° Agrément : <text:user-field-get text:name="py3o.o.company_id.training_agreement">[agreement]</text:user-field-get></text:p>
            <text:p text:style-name="P20">Formateur : <text:user-field-get text:name="py3o.o.trainer_id.name">[trainer]</text:user-field-get>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5"><text:span text:style-name="T7">Formation </text:span><text:span text:style-name="T1">:</text:span> <text:span text:style-name="T2"><text:user-field-get text:name="py3o.o.name">[training_name]</text:user-field-get></text:span></text:p>
            <text:p text:style-name="P5"><text:span text:style-name="T7">Dates </text:span><text:span text:style-name="T1">:</text:span> <text:span text:style-name="T8"><text:text-input text:description="py3o://function=&quot;formatLang(o.from_date, date=True)&quot;">[from_date]</text:text-input></text:span><text:span text:style-name="T8"> </text:span><text:span text:style-name="T9">à </text:span><text:span text:style-name="T10"><text:text-input text:description="py3o://function=&quot;formatLang(o.to_date, date=True)&quot;">[to_date]</text:text-input></text:span></text:p>
            <text:p text:style-name="P6"><text:span text:style-name="T10">N</text:span><text:span text:style-name="T7">br jours : </text:span><text:span text:style-name="T7"><text:user-field-get text:name="py3o.o.duration">[duration]</text:user-field-get></text:span></text:p>
            <text:p text:style-name="P5"><text:span text:style-name="T7">Lieu </text:span><text:span text:style-name="T1">:</text:span> <text:span text:style-name="T11"><text:text-input text:description="py3o://function=&quot;format_multiline_value(o.training_place_cpt_id._display_full_address())&quot;">[place_address]</text:text-input></text:span></text:p>
          </table:table-cell>
        </table:table-row>
      </table:table>
      <text:p text:style-name="P12"/>
      <text:p text:style-name="P3">DATE : </text:p>
      <text:p text:style-name="Standard"/>
      <text:p text:style-name="Standard"><text:span text:style-name="T3">Le matin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7">Nom</text:p>
          </table:table-cell>
          <table:table-cell table:style-name="Tableau5.A1" office:value-type="string">
            <text:p text:style-name="P29">Société</text:p>
          </table:table-cell>
          <table:table-cell table:style-name="Tableau5.C1" office:value-type="string">
            <text:p text:style-name="P29">Signature</text:p>
          </table:table-cell>
        </table:table-row>
        <table:table-row>
          <table:table-cell table:style-name="Tableau5.A2" office:value-type="string">
            <text:p text:style-name="P26"><text:a xlink:type="simple" xlink:href="py3o://for=%22aud%20in%20o.auditor_ids%22" text:style-name="Internet_20_link" text:visited-style-name="Visited_20_Internet_20_Link"><text:span text:style-name="T12">for="aud in o.auditor_ids"</text:span></text:a></text:p>
          </table:table-cell>
          <table:table-cell table:style-name="Tableau5.A2" office:value-type="string">
            <text:p text:style-name="P26"/>
          </table:table-cell>
          <table:table-cell table:style-name="Tableau5.C2" office:value-type="string">
            <text:p text:style-name="P26"/>
          </table:table-cell>
        </table:table-row>
        <table:table-row table:style-name="Tableau5.3">
          <table:table-cell table:style-name="Tableau5.A2" office:value-type="string">
            <text:p text:style-name="P13"><text:user-field-get text:name="py3o.aud.name">[auditor_name]</text:user-field-get> </text:p>
          </table:table-cell>
          <table:table-cell table:style-name="Tableau5.A2" office:value-type="string">
            <text:p text:style-name="P13"><text:user-field-get text:name="py3o.aud.parent_id.name">[auditor_company]</text:user-field-get></text:p>
          </table:table-cell>
          <table:table-cell table:style-name="Tableau5.C2" office:value-type="string">
            <text:p text:style-name="P7"/>
          </table:table-cell>
        </table:table-row>
        <table:table-row>
          <table:table-cell table:style-name="Tableau5.A2" office:value-type="string">
            <text:p text:style-name="P24"><text:a xlink:type="simple" xlink:href="py3o:///for" text:style-name="Internet_20_link" text:visited-style-name="Visited_20_Internet_20_Link">/for</text:a></text:p>
          </table:table-cell>
          <table:table-cell table:style-name="Tableau5.A2" office:value-type="string">
            <text:p text:style-name="P26"/>
          </table:table-cell>
          <table:table-cell table:style-name="Tableau5.C2" office:value-type="string">
            <text:p text:style-name="P26"/>
          </table:table-cell>
        </table:table-row>
      </table:table>
      <text:p text:style-name="P9"/>
      <text:p text:style-name="P2"/>
      <text:p text:style-name="P2"><text:span text:style-name="T3">L’après-midi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8">Nom</text:p>
          </table:table-cell>
          <table:table-cell table:style-name="Tableau1.A1" office:value-type="string">
            <text:p text:style-name="P30">Société</text:p>
          </table:table-cell>
          <table:table-cell table:style-name="Tableau1.C1" office:value-type="string">
            <text:p text:style-name="P30">Signature</text:p>
          </table:table-cell>
        </table:table-row>
        <table:table-row>
          <table:table-cell table:style-name="Tableau1.A2" office:value-type="string">
            <text:p text:style-name="P31"><text:a xlink:type="simple" xlink:href="py3o://for=%22aud%20in%20o.auditor_ids%22" text:style-name="Internet_20_link" text:visited-style-name="Visited_20_Internet_20_Link"><text:span text:style-name="T12">for="aud in o.auditor_ids"</text:span></text:a></text:p>
          </table:table-cell>
          <table:table-cell table:style-name="Tableau1.A2" office:value-type="string">
            <text:p text:style-name="P31"/>
          </table:table-cell>
          <table:table-cell table:style-name="Tableau1.C2" office:value-type="string">
            <text:p text:style-name="P31"/>
          </table:table-cell>
        </table:table-row>
        <table:table-row table:style-name="Tableau1.3">
          <table:table-cell table:style-name="Tableau1.A2" office:value-type="string">
            <text:p text:style-name="P14"><text:user-field-get text:name="py3o.aud.name">[auditor_name]</text:user-field-get> </text:p>
          </table:table-cell>
          <table:table-cell table:style-name="Tableau1.A2" office:value-type="string">
            <text:p text:style-name="P14"><text:user-field-get text:name="py3o.aud.parent_id.name">[auditor_company]</text:user-field-get></text:p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25"><text:a xlink:type="simple" xlink:href="py3o:///for" text:style-name="Internet_20_link" text:visited-style-name="Visited_20_Internet_20_Link">/for</text:a></text:p>
          </table:table-cell>
          <table:table-cell table:style-name="Tableau1.A2" office:value-type="string">
            <text:p text:style-name="P31"/>
          </table:table-cell>
          <table:table-cell table:style-name="Tableau1.C2" office:value-type="string">
            <text:p text:style-name="P3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OpenSymbol" svg:font-family="OpenSymbol"/>
    <style:font-face style:name="OpenSymbol1" svg:font-family="OpenSymbol, 'Arial Unicode MS'"/>
    <style:font-face style:name="Tahoma1" svg:font-family="Tahoma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s_20_de_20_ligne_20_16" draw:display-name="Extrémités de ligne 16" svg:viewBox="0 0 20 30" svg:d="M10 0l-10 30h20z"/>
    <draw:marker draw:name="Extrémités_20_de_20_ligne_20_17" draw:display-name="Extrémités de ligne 17" svg:viewBox="0 0 20 30" svg:d="M10 0l-10 30h20z"/>
    <draw:marker draw:name="Extrémités_20_de_20_ligne_20_18" draw:display-name="Extrémités de ligne 18" svg:viewBox="0 0 20 30" svg:d="M10 0l-10 30h20z"/>
    <draw:marker draw:name="Extrémités_20_de_20_ligne_20_19" draw:display-name="Extrémités de ligne 19" svg:viewBox="0 0 20 30" svg:d="M10 0l-10 30h20z"/>
    <draw:marker draw:name="Extrémités_20_de_20_ligne_20_20" draw:display-name="Extrémités de ligne 20" svg:viewBox="0 0 20 30" svg:d="M10 0l-10 30h20z"/>
    <draw:marker draw:name="Extrémités_20_de_20_ligne_20_21" draw:display-name="Extrémités de ligne 21" svg:viewBox="0 0 20 30" svg:d="M10 0l-10 30h20z"/>
    <draw:marker draw:name="Extrémités_20_de_20_ligne_20_22" draw:display-name="Extrémités de ligne 22" svg:viewBox="0 0 1131 902" svg:d="M564 0l-564 902h1131z"/>
    <draw:marker draw:name="Extrémités_20_de_20_ligne_20_23" draw:display-name="Extrémités de ligne 23" svg:viewBox="0 0 1131 902" svg:d="M564 0l-564 902h1131z"/>
    <draw:marker draw:name="Extrémités_20_de_20_ligne_20_24" draw:display-name="Extrémités de ligne 24" svg:viewBox="0 0 1131 902" svg:d="M564 0l-564 902h1131z"/>
    <draw:marker draw:name="Extrémités_20_de_20_ligne_20_25" draw:display-name="Extrémités de ligne 25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="none" style:shadow="none" text:number-lines="false" text:line-number="0" style:writing-mode="page">
        <style:tab-stops/>
      </style:paragraph-properties>
      <style:text-properties fo:color="#666666" fo:font-size="22pt" fo:font-weight="bold" style:font-size-asian="115%" style:font-weight-asian="bold" style:font-size-complex="115%" style:font-weight-complex="bold" style:font-relief="engrave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 draw:opacity="100%"/>
      <style:paragraph-properties fo:background-color="#cccccc" style:shadow="#808080 0.18cm 0.18cm"/>
      <style:text-properties fo:color="#333333" fo:font-size="16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333333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color="#333333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333333" fo:font-size="12pt" fo:font-style="italic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color="#3333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Header" style:family="paragraph" style:parent-style-name="Standard" style:class="extra" style:master-page-name="">
      <loext:graphic-properties draw:fill="none" draw:fill-color="#99ccff"/>
      <style:paragraph-properties style:page-number="auto" fo:background-color="transparent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loext:contextual-spacing="false" style:page-number="auto" fo:padding="0cm" fo:border-left="none" fo:border-right="none" fo:border-top="none" fo:border-bottom="0.99pt solid #808080" style:shadow="none" text:number-lines="false" text:line-number="0" style:join-border="false"/>
      <style:text-properties fo:color="#c0c0c0" fo:font-size="6pt" style:font-size-asian="6pt" style:font-size-complex="6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Verdana1" fo:font-family="Verdana" style:font-family-generic="swiss" fo:font-size="14pt" style:font-name-complex="Verdana1" style:font-family-complex="Verdana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">
      <style:text-properties style:font-name="Liberation Serif" fo:font-family="'Liberation Serif', 'Times New Roman'" style:font-family-generic="roman" style:font-pitch="variable" fo:font-size="24pt" fo:font-weight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_20_3" style:display-name="heading 3" style:family="paragraph" style:parent-style-name="Heading_20__28_user_29_" style:next-style-name="Text_20_body">
      <style:text-properties style:font-name="Liberation Serif" fo:font-family="'Liberation Serif', 'Times New Roman'" style:font-family-generic="roman" style:font-pitch="variable" fo:font-weight="bold" style:font-name-complex="Liberation Serif" style:font-family-complex="'Liberation Serif', 'Times New Roman'" style:font-family-generic-complex="roman" style:font-pitch-complex="variable" style:font-weight-complex="bold"/>
    </style:style>
    <style:style style:name="heading_20_5" style:display-name="heading 5" style:family="paragraph" style:parent-style-name="Heading_20__28_user_29_" style:next-style-name="Text_20_body">
      <style:text-properties style:font-name="Liberation Serif" fo:font-family="'Liberation Serif', 'Times New Roman'" style:font-family-generic="roman" style:font-pitch="variable" fo:font-size="10pt" fo:font-weight="bold" style:font-name-complex="Liberation Serif" style:font-family-complex="'Liberation Serif', 'Times New Roman'" style:font-family-generic-complex="roman" style:font-pitch-complex="variable" style:font-size-complex="10pt" style:font-weight-complex="bold"/>
    </style:style>
    <style:style style:name="heading_20_4" style:display-name="heading 4" style:family="paragraph" style:parent-style-name="Heading_20__28_user_29_" style:next-style-name="Text_20_body">
      <style:text-properties style:font-name="Liberation Serif" fo:font-family="'Liberation Serif', 'Times New Roman'" style:font-family-generic="roman" style:font-pitch="variable" fo:font-size="12pt" fo:font-weight="bold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2" style:display-name="RTF_Num 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3" style:display-name="RTF_Num 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4" style:display-name="RTF_Num 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5" style:display-name="RTF_Num 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6" style:display-name="RTF_Num 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7" style:display-name="RTF_Num 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8" style:display-name="RTF_Num 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9" style:display-name="RTF_Num 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10" style:display-name="RTF_Num 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" style:display-name="RTF_Num 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2" style:display-name="RTF_Num 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3" style:display-name="RTF_Num 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4" style:display-name="RTF_Num 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5" style:display-name="RTF_Num 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6" style:display-name="RTF_Num 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7" style:display-name="RTF_Num 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8" style:display-name="RTF_Num 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9" style:display-name="RTF_Num 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0" style:display-name="RTF_Num 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1" style:display-name="RTF_Num 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2" style:display-name="RTF_Num 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3" style:display-name="RTF_Num 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4" style:display-name="RTF_Num 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5" style:display-name="RTF_Num 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6" style:display-name="RTF_Num 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7" style:display-name="RTF_Num 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8" style:display-name="RTF_Num 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9" style:display-name="RTF_Num 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_20_10" style:display-name="RTF_Num 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1" style:display-name="RTF_Num 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2" style:display-name="RTF_Num 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3" style:display-name="RTF_Num 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4" style:display-name="RTF_Num 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5" style:display-name="RTF_Num 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6" style:display-name="RTF_Num 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7" style:display-name="RTF_Num 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8" style:display-name="RTF_Num 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9" style:display-name="RTF_Num 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_20_10" style:display-name="RTF_Num 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1" style:display-name="RTF_Num 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2" style:display-name="RTF_Num 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3" style:display-name="RTF_Num 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4" style:display-name="RTF_Num 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5" style:display-name="RTF_Num 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6" style:display-name="RTF_Num 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7" style:display-name="RTF_Num 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8" style:display-name="RTF_Num 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9" style:display-name="RTF_Num 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6_20_10" style:display-name="RTF_Num 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1" style:display-name="RTF_Num 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2" style:display-name="RTF_Num 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3" style:display-name="RTF_Num 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4" style:display-name="RTF_Num 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5" style:display-name="RTF_Num 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6" style:display-name="RTF_Num 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7" style:display-name="RTF_Num 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8" style:display-name="RTF_Num 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9" style:display-name="RTF_Num 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10" style:display-name="RTF_Num 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1" style:display-name="RTF_Num 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2" style:display-name="RTF_Num 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3" style:display-name="RTF_Num 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4" style:display-name="RTF_Num 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5" style:display-name="RTF_Num 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6" style:display-name="RTF_Num 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7" style:display-name="RTF_Num 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8" style:display-name="RTF_Num 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9" style:display-name="RTF_Num 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10" style:display-name="RTF_Num 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1" style:display-name="RTF_Num 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2" style:display-name="RTF_Num 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3" style:display-name="RTF_Num 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4" style:display-name="RTF_Num 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5" style:display-name="RTF_Num 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6" style:display-name="RTF_Num 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7" style:display-name="RTF_Num 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8" style:display-name="RTF_Num 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9" style:display-name="RTF_Num 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9_20_10" style:display-name="RTF_Num 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1" style:display-name="RTF_Num 1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2" style:display-name="RTF_Num 1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3" style:display-name="RTF_Num 1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4" style:display-name="RTF_Num 1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5" style:display-name="RTF_Num 1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6" style:display-name="RTF_Num 1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7" style:display-name="RTF_Num 1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8" style:display-name="RTF_Num 1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9" style:display-name="RTF_Num 1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0_20_10" style:display-name="RTF_Num 1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1" style:display-name="RTF_Num 1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2" style:display-name="RTF_Num 1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3" style:display-name="RTF_Num 1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4" style:display-name="RTF_Num 1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5" style:display-name="RTF_Num 1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6" style:display-name="RTF_Num 1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7" style:display-name="RTF_Num 1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8" style:display-name="RTF_Num 1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9" style:display-name="RTF_Num 1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1_20_10" style:display-name="RTF_Num 1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1" style:display-name="RTF_Num 1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2" style:display-name="RTF_Num 1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3" style:display-name="RTF_Num 1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4" style:display-name="RTF_Num 1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5" style:display-name="RTF_Num 1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6" style:display-name="RTF_Num 1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7" style:display-name="RTF_Num 1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8" style:display-name="RTF_Num 1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9" style:display-name="RTF_Num 1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2_20_10" style:display-name="RTF_Num 1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1" style:display-name="RTF_Num 1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2" style:display-name="RTF_Num 1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3" style:display-name="RTF_Num 1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4" style:display-name="RTF_Num 1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5" style:display-name="RTF_Num 1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6" style:display-name="RTF_Num 1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7" style:display-name="RTF_Num 1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8" style:display-name="RTF_Num 1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9" style:display-name="RTF_Num 1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3_20_10" style:display-name="RTF_Num 1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1" style:display-name="RTF_Num 1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2" style:display-name="RTF_Num 1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3" style:display-name="RTF_Num 1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4" style:display-name="RTF_Num 1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5" style:display-name="RTF_Num 1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6" style:display-name="RTF_Num 1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7" style:display-name="RTF_Num 1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8" style:display-name="RTF_Num 1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9" style:display-name="RTF_Num 1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4_20_10" style:display-name="RTF_Num 1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1" style:display-name="RTF_Num 1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2" style:display-name="RTF_Num 1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3" style:display-name="RTF_Num 1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4" style:display-name="RTF_Num 1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5" style:display-name="RTF_Num 1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6" style:display-name="RTF_Num 1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7" style:display-name="RTF_Num 1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8" style:display-name="RTF_Num 1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9" style:display-name="RTF_Num 1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5_20_10" style:display-name="RTF_Num 1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1" style:display-name="RTF_Num 1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2" style:display-name="RTF_Num 1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3" style:display-name="RTF_Num 1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4" style:display-name="RTF_Num 1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5" style:display-name="RTF_Num 1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6" style:display-name="RTF_Num 1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7" style:display-name="RTF_Num 1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8" style:display-name="RTF_Num 1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9" style:display-name="RTF_Num 1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6_20_10" style:display-name="RTF_Num 1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1" style:display-name="RTF_Num 1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2" style:display-name="RTF_Num 1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3" style:display-name="RTF_Num 1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4" style:display-name="RTF_Num 1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5" style:display-name="RTF_Num 1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6" style:display-name="RTF_Num 1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7" style:display-name="RTF_Num 1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8" style:display-name="RTF_Num 1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9" style:display-name="RTF_Num 1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7_20_10" style:display-name="RTF_Num 1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1" style:display-name="RTF_Num 1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2" style:display-name="RTF_Num 1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3" style:display-name="RTF_Num 1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4" style:display-name="RTF_Num 1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5" style:display-name="RTF_Num 1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6" style:display-name="RTF_Num 1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7" style:display-name="RTF_Num 1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8" style:display-name="RTF_Num 1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9" style:display-name="RTF_Num 1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8_20_10" style:display-name="RTF_Num 1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1" style:display-name="RTF_Num 1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2" style:display-name="RTF_Num 1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3" style:display-name="RTF_Num 1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4" style:display-name="RTF_Num 1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5" style:display-name="RTF_Num 1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6" style:display-name="RTF_Num 1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7" style:display-name="RTF_Num 1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8" style:display-name="RTF_Num 1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9" style:display-name="RTF_Num 1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19_20_10" style:display-name="RTF_Num 1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1" style:display-name="RTF_Num 2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2" style:display-name="RTF_Num 2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3" style:display-name="RTF_Num 2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4" style:display-name="RTF_Num 2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5" style:display-name="RTF_Num 2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6" style:display-name="RTF_Num 2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7" style:display-name="RTF_Num 2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8" style:display-name="RTF_Num 2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9" style:display-name="RTF_Num 2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0_20_10" style:display-name="RTF_Num 2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1" style:display-name="RTF_Num 2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2" style:display-name="RTF_Num 2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3" style:display-name="RTF_Num 2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4" style:display-name="RTF_Num 2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5" style:display-name="RTF_Num 2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6" style:display-name="RTF_Num 2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7" style:display-name="RTF_Num 2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8" style:display-name="RTF_Num 2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9" style:display-name="RTF_Num 2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1_20_10" style:display-name="RTF_Num 2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1" style:display-name="RTF_Num 2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2" style:display-name="RTF_Num 2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3" style:display-name="RTF_Num 2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4" style:display-name="RTF_Num 2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5" style:display-name="RTF_Num 2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6" style:display-name="RTF_Num 2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7" style:display-name="RTF_Num 2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8" style:display-name="RTF_Num 2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9" style:display-name="RTF_Num 2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2_20_10" style:display-name="RTF_Num 2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1" style:display-name="RTF_Num 2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2" style:display-name="RTF_Num 2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3" style:display-name="RTF_Num 2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4" style:display-name="RTF_Num 2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5" style:display-name="RTF_Num 2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6" style:display-name="RTF_Num 2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7" style:display-name="RTF_Num 2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8" style:display-name="RTF_Num 2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9" style:display-name="RTF_Num 2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3_20_10" style:display-name="RTF_Num 2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1" style:display-name="RTF_Num 2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2" style:display-name="RTF_Num 2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3" style:display-name="RTF_Num 2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4" style:display-name="RTF_Num 2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5" style:display-name="RTF_Num 2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6" style:display-name="RTF_Num 2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7" style:display-name="RTF_Num 2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8" style:display-name="RTF_Num 2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9" style:display-name="RTF_Num 2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4_20_10" style:display-name="RTF_Num 2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1" style:display-name="RTF_Num 2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2" style:display-name="RTF_Num 2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3" style:display-name="RTF_Num 2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4" style:display-name="RTF_Num 2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5" style:display-name="RTF_Num 2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6" style:display-name="RTF_Num 2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7" style:display-name="RTF_Num 2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8" style:display-name="RTF_Num 2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9" style:display-name="RTF_Num 2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5_20_10" style:display-name="RTF_Num 2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1" style:display-name="RTF_Num 2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2" style:display-name="RTF_Num 2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3" style:display-name="RTF_Num 2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4" style:display-name="RTF_Num 2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5" style:display-name="RTF_Num 2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6" style:display-name="RTF_Num 2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7" style:display-name="RTF_Num 2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8" style:display-name="RTF_Num 2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9" style:display-name="RTF_Num 2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6_20_10" style:display-name="RTF_Num 2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1" style:display-name="RTF_Num 2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2" style:display-name="RTF_Num 2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3" style:display-name="RTF_Num 2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4" style:display-name="RTF_Num 2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5" style:display-name="RTF_Num 2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6" style:display-name="RTF_Num 2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7" style:display-name="RTF_Num 2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8" style:display-name="RTF_Num 2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9" style:display-name="RTF_Num 2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7_20_10" style:display-name="RTF_Num 2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1" style:display-name="RTF_Num 2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2" style:display-name="RTF_Num 2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3" style:display-name="RTF_Num 2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4" style:display-name="RTF_Num 2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5" style:display-name="RTF_Num 2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6" style:display-name="RTF_Num 2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7" style:display-name="RTF_Num 2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8" style:display-name="RTF_Num 2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9" style:display-name="RTF_Num 2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8_20_10" style:display-name="RTF_Num 2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1" style:display-name="RTF_Num 2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2" style:display-name="RTF_Num 2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3" style:display-name="RTF_Num 2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4" style:display-name="RTF_Num 2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5" style:display-name="RTF_Num 2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6" style:display-name="RTF_Num 2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7" style:display-name="RTF_Num 2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8" style:display-name="RTF_Num 2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9" style:display-name="RTF_Num 2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9_20_10" style:display-name="RTF_Num 2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1" style:display-name="RTF_Num 3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2" style:display-name="RTF_Num 3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3" style:display-name="RTF_Num 3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4" style:display-name="RTF_Num 3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5" style:display-name="RTF_Num 3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6" style:display-name="RTF_Num 3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7" style:display-name="RTF_Num 3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8" style:display-name="RTF_Num 3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9" style:display-name="RTF_Num 3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0_20_10" style:display-name="RTF_Num 3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1" style:display-name="RTF_Num 3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2" style:display-name="RTF_Num 3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3" style:display-name="RTF_Num 3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4" style:display-name="RTF_Num 3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5" style:display-name="RTF_Num 3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6" style:display-name="RTF_Num 3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7" style:display-name="RTF_Num 3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8" style:display-name="RTF_Num 3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9" style:display-name="RTF_Num 3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1_20_10" style:display-name="RTF_Num 3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1" style:display-name="RTF_Num 3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2" style:display-name="RTF_Num 3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3" style:display-name="RTF_Num 3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4" style:display-name="RTF_Num 3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5" style:display-name="RTF_Num 3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6" style:display-name="RTF_Num 3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7" style:display-name="RTF_Num 3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8" style:display-name="RTF_Num 3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9" style:display-name="RTF_Num 3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2_20_10" style:display-name="RTF_Num 3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1" style:display-name="RTF_Num 3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2" style:display-name="RTF_Num 3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3" style:display-name="RTF_Num 3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4" style:display-name="RTF_Num 3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5" style:display-name="RTF_Num 3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6" style:display-name="RTF_Num 3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7" style:display-name="RTF_Num 3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8" style:display-name="RTF_Num 3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9" style:display-name="RTF_Num 3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3_20_10" style:display-name="RTF_Num 3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1" style:display-name="RTF_Num 3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2" style:display-name="RTF_Num 3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3" style:display-name="RTF_Num 3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4" style:display-name="RTF_Num 3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5" style:display-name="RTF_Num 3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6" style:display-name="RTF_Num 3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7" style:display-name="RTF_Num 3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8" style:display-name="RTF_Num 3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9" style:display-name="RTF_Num 3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4_20_10" style:display-name="RTF_Num 3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1" style:display-name="RTF_Num 3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2" style:display-name="RTF_Num 3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3" style:display-name="RTF_Num 3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4" style:display-name="RTF_Num 3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5" style:display-name="RTF_Num 3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6" style:display-name="RTF_Num 3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7" style:display-name="RTF_Num 3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8" style:display-name="RTF_Num 3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9" style:display-name="RTF_Num 3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5_20_10" style:display-name="RTF_Num 3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1" style:display-name="RTF_Num 3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2" style:display-name="RTF_Num 3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3" style:display-name="RTF_Num 3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4" style:display-name="RTF_Num 3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5" style:display-name="RTF_Num 3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6" style:display-name="RTF_Num 3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7" style:display-name="RTF_Num 3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8" style:display-name="RTF_Num 3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9" style:display-name="RTF_Num 3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6_20_10" style:display-name="RTF_Num 3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1" style:display-name="RTF_Num 3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2" style:display-name="RTF_Num 3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3" style:display-name="RTF_Num 3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4" style:display-name="RTF_Num 3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5" style:display-name="RTF_Num 3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6" style:display-name="RTF_Num 3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7" style:display-name="RTF_Num 3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8" style:display-name="RTF_Num 3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9" style:display-name="RTF_Num 3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7_20_10" style:display-name="RTF_Num 3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1" style:display-name="RTF_Num 3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2" style:display-name="RTF_Num 3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3" style:display-name="RTF_Num 3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4" style:display-name="RTF_Num 3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5" style:display-name="RTF_Num 3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6" style:display-name="RTF_Num 3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7" style:display-name="RTF_Num 3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8" style:display-name="RTF_Num 3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9" style:display-name="RTF_Num 3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8_20_10" style:display-name="RTF_Num 3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1" style:display-name="RTF_Num 3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2" style:display-name="RTF_Num 3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3" style:display-name="RTF_Num 3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4" style:display-name="RTF_Num 3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5" style:display-name="RTF_Num 3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6" style:display-name="RTF_Num 3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7" style:display-name="RTF_Num 3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8" style:display-name="RTF_Num 3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9" style:display-name="RTF_Num 3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9_20_10" style:display-name="RTF_Num 3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1" style:display-name="RTF_Num 4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2" style:display-name="RTF_Num 4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3" style:display-name="RTF_Num 4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4" style:display-name="RTF_Num 4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5" style:display-name="RTF_Num 4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6" style:display-name="RTF_Num 4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7" style:display-name="RTF_Num 4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8" style:display-name="RTF_Num 4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9" style:display-name="RTF_Num 4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0_20_10" style:display-name="RTF_Num 4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1" style:display-name="RTF_Num 4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2" style:display-name="RTF_Num 4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3" style:display-name="RTF_Num 4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4" style:display-name="RTF_Num 4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5" style:display-name="RTF_Num 4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6" style:display-name="RTF_Num 4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7" style:display-name="RTF_Num 4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8" style:display-name="RTF_Num 4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9" style:display-name="RTF_Num 4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1_20_10" style:display-name="RTF_Num 4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1" style:display-name="RTF_Num 4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2" style:display-name="RTF_Num 4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3" style:display-name="RTF_Num 4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4" style:display-name="RTF_Num 4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5" style:display-name="RTF_Num 4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6" style:display-name="RTF_Num 4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7" style:display-name="RTF_Num 4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8" style:display-name="RTF_Num 4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9" style:display-name="RTF_Num 4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2_20_10" style:display-name="RTF_Num 4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1" style:display-name="RTF_Num 4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2" style:display-name="RTF_Num 4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3" style:display-name="RTF_Num 4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4" style:display-name="RTF_Num 4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5" style:display-name="RTF_Num 4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6" style:display-name="RTF_Num 4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7" style:display-name="RTF_Num 4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8" style:display-name="RTF_Num 4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9" style:display-name="RTF_Num 4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3_20_10" style:display-name="RTF_Num 4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1" style:display-name="RTF_Num 44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2" style:display-name="RTF_Num 44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3" style:display-name="RTF_Num 44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4" style:display-name="RTF_Num 44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5" style:display-name="RTF_Num 44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6" style:display-name="RTF_Num 44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7" style:display-name="RTF_Num 44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8" style:display-name="RTF_Num 44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9" style:display-name="RTF_Num 44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4_20_10" style:display-name="RTF_Num 44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1" style:display-name="RTF_Num 45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2" style:display-name="RTF_Num 45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3" style:display-name="RTF_Num 45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4" style:display-name="RTF_Num 45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5" style:display-name="RTF_Num 45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6" style:display-name="RTF_Num 45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7" style:display-name="RTF_Num 45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8" style:display-name="RTF_Num 45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9" style:display-name="RTF_Num 45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5_20_10" style:display-name="RTF_Num 45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1" style:display-name="RTF_Num 46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2" style:display-name="RTF_Num 46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3" style:display-name="RTF_Num 46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4" style:display-name="RTF_Num 46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5" style:display-name="RTF_Num 46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6" style:display-name="RTF_Num 46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7" style:display-name="RTF_Num 46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8" style:display-name="RTF_Num 46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9" style:display-name="RTF_Num 46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6_20_10" style:display-name="RTF_Num 4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1" style:display-name="RTF_Num 47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2" style:display-name="RTF_Num 4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3" style:display-name="RTF_Num 4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4" style:display-name="RTF_Num 4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5" style:display-name="RTF_Num 4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6" style:display-name="RTF_Num 4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7" style:display-name="RTF_Num 4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8" style:display-name="RTF_Num 4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9" style:display-name="RTF_Num 4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7_20_10" style:display-name="RTF_Num 4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1" style:display-name="RTF_Num 48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2" style:display-name="RTF_Num 48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3" style:display-name="RTF_Num 48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4" style:display-name="RTF_Num 48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5" style:display-name="RTF_Num 48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6" style:display-name="RTF_Num 48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7" style:display-name="RTF_Num 48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8" style:display-name="RTF_Num 48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9" style:display-name="RTF_Num 48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8_20_10" style:display-name="RTF_Num 48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1" style:display-name="RTF_Num 49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2" style:display-name="RTF_Num 49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3" style:display-name="RTF_Num 49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4" style:display-name="RTF_Num 49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5" style:display-name="RTF_Num 49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6" style:display-name="RTF_Num 49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7" style:display-name="RTF_Num 49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8" style:display-name="RTF_Num 49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9" style:display-name="RTF_Num 49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49_20_10" style:display-name="RTF_Num 49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1" style:display-name="RTF_Num 50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2" style:display-name="RTF_Num 50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3" style:display-name="RTF_Num 50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4" style:display-name="RTF_Num 50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5" style:display-name="RTF_Num 50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6" style:display-name="RTF_Num 50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7" style:display-name="RTF_Num 50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8" style:display-name="RTF_Num 50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9" style:display-name="RTF_Num 50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0_20_10" style:display-name="RTF_Num 50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1" style:display-name="RTF_Num 51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2" style:display-name="RTF_Num 51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3" style:display-name="RTF_Num 51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4" style:display-name="RTF_Num 51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5" style:display-name="RTF_Num 51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6" style:display-name="RTF_Num 51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7" style:display-name="RTF_Num 51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8" style:display-name="RTF_Num 51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9" style:display-name="RTF_Num 51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1_20_10" style:display-name="RTF_Num 51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1" style:display-name="RTF_Num 5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2" style:display-name="RTF_Num 5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3" style:display-name="RTF_Num 5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4" style:display-name="RTF_Num 5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5" style:display-name="RTF_Num 5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6" style:display-name="RTF_Num 5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7" style:display-name="RTF_Num 5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8" style:display-name="RTF_Num 5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9" style:display-name="RTF_Num 5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2_20_10" style:display-name="RTF_Num 52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1" style:display-name="RTF_Num 53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2" style:display-name="RTF_Num 53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3" style:display-name="RTF_Num 53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4" style:display-name="RTF_Num 53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5" style:display-name="RTF_Num 53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6" style:display-name="RTF_Num 53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7" style:display-name="RTF_Num 53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8" style:display-name="RTF_Num 53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9" style:display-name="RTF_Num 53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53_20_10" style:display-name="RTF_Num 53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Bullet_20_Symbols_20__28_user_29_" style:display-name="Bullet Symbols (user)" style:family="text">
      <style:text-properties style:font-name="OpenSymbol1" fo:font-family="OpenSymbol, 'Arial Unicode MS'" fo:font-size="12pt" fo:language="en" fo:country="US" style:font-name-asian="OpenSymbol1" style:font-family-asian="OpenSymbol, 'Arial Unicode MS'" style:language-asian="en" style:country-asian="US" style:font-name-complex="OpenSymbol1" style:font-family-complex="OpenSymbol, 'Arial Unicode MS'" style:font-size-complex="12pt"/>
    </style:style>
    <style:style style:name="RTF_5f_Num_20_54_20_1" style:display-name="RTF_Num 54 1" style:family="text"/>
    <style:style style:name="RTF_5f_Num_20_54_20_2" style:display-name="RTF_Num 54 2" style:family="text"/>
    <style:style style:name="RTF_5f_Num_20_54_20_3" style:display-name="RTF_Num 54 3" style:family="text"/>
    <style:style style:name="RTF_5f_Num_20_54_20_4" style:display-name="RTF_Num 54 4" style:family="text"/>
    <style:style style:name="RTF_5f_Num_20_54_20_5" style:display-name="RTF_Num 54 5" style:family="text"/>
    <style:style style:name="RTF_5f_Num_20_54_20_6" style:display-name="RTF_Num 54 6" style:family="text"/>
    <style:style style:name="RTF_5f_Num_20_54_20_7" style:display-name="RTF_Num 54 7" style:family="text"/>
    <style:style style:name="RTF_5f_Num_20_54_20_8" style:display-name="RTF_Num 54 8" style:family="text"/>
    <style:style style:name="RTF_5f_Num_20_54_20_9" style:display-name="RTF_Num 54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-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-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-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" style:display-name="RTF_Num 3">
      <text:list-level-style-bullet text:level="1" text:style-name="RTF_5f_Num_20_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" style:display-name="RTF_Num 4">
      <text:list-level-style-bullet text:level="1" text:style-name="RTF_5f_Num_20_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" style:display-name="RTF_Num 5">
      <text:list-level-style-bullet text:level="1" text:style-name="RTF_5f_Num_20_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6" style:display-name="RTF_Num 6">
      <text:list-level-style-bullet text:level="1" text:style-name="RTF_5f_Num_20_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7" style:display-name="RTF_Num 7">
      <text:list-level-style-bullet text:level="1" text:style-name="RTF_5f_Num_20_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8" style:display-name="RTF_Num 8">
      <text:list-level-style-bullet text:level="1" text:style-name="RTF_5f_Num_20_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9" style:display-name="RTF_Num 9">
      <text:list-level-style-bullet text:level="1" text:style-name="RTF_5f_Num_20_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0" style:display-name="RTF_Num 10">
      <text:list-level-style-bullet text:level="1" text:style-name="RTF_5f_Num_20_1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1" style:display-name="RTF_Num 11">
      <text:list-level-style-bullet text:level="1" text:style-name="RTF_5f_Num_20_1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2" style:display-name="RTF_Num 12">
      <text:list-level-style-bullet text:level="1" text:style-name="RTF_5f_Num_20_1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3" style:display-name="RTF_Num 13">
      <text:list-level-style-bullet text:level="1" text:style-name="RTF_5f_Num_20_1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4" style:display-name="RTF_Num 14">
      <text:list-level-style-bullet text:level="1" text:style-name="RTF_5f_Num_20_1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5" style:display-name="RTF_Num 15">
      <text:list-level-style-bullet text:level="1" text:style-name="RTF_5f_Num_20_1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6" style:display-name="RTF_Num 16">
      <text:list-level-style-bullet text:level="1" text:style-name="RTF_5f_Num_20_1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7" style:display-name="RTF_Num 17">
      <text:list-level-style-bullet text:level="1" text:style-name="RTF_5f_Num_20_1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8" style:display-name="RTF_Num 18">
      <text:list-level-style-bullet text:level="1" text:style-name="RTF_5f_Num_20_1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19" style:display-name="RTF_Num 19">
      <text:list-level-style-bullet text:level="1" text:style-name="RTF_5f_Num_20_1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1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1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1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1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1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1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1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1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1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0" style:display-name="RTF_Num 20">
      <text:list-level-style-bullet text:level="1" text:style-name="RTF_5f_Num_20_2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1" style:display-name="RTF_Num 21">
      <text:list-level-style-bullet text:level="1" text:style-name="RTF_5f_Num_20_2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2" style:display-name="RTF_Num 22">
      <text:list-level-style-bullet text:level="1" text:style-name="RTF_5f_Num_20_2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3" style:display-name="RTF_Num 23">
      <text:list-level-style-bullet text:level="1" text:style-name="RTF_5f_Num_20_2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4" style:display-name="RTF_Num 24">
      <text:list-level-style-bullet text:level="1" text:style-name="RTF_5f_Num_20_2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5" style:display-name="RTF_Num 25">
      <text:list-level-style-bullet text:level="1" text:style-name="RTF_5f_Num_20_2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6" style:display-name="RTF_Num 26">
      <text:list-level-style-bullet text:level="1" text:style-name="RTF_5f_Num_20_2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7" style:display-name="RTF_Num 27">
      <text:list-level-style-bullet text:level="1" text:style-name="RTF_5f_Num_20_2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8" style:display-name="RTF_Num 28">
      <text:list-level-style-bullet text:level="1" text:style-name="RTF_5f_Num_20_2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29" style:display-name="RTF_Num 29">
      <text:list-level-style-bullet text:level="1" text:style-name="RTF_5f_Num_20_2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2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2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2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2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2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2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2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2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2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0" style:display-name="RTF_Num 30">
      <text:list-level-style-bullet text:level="1" text:style-name="RTF_5f_Num_20_3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1" style:display-name="RTF_Num 31">
      <text:list-level-style-bullet text:level="1" text:style-name="RTF_5f_Num_20_3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2" style:display-name="RTF_Num 32">
      <text:list-level-style-bullet text:level="1" text:style-name="RTF_5f_Num_20_3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3" style:display-name="RTF_Num 33">
      <text:list-level-style-bullet text:level="1" text:style-name="RTF_5f_Num_20_3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4" style:display-name="RTF_Num 34">
      <text:list-level-style-bullet text:level="1" text:style-name="RTF_5f_Num_20_3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5" style:display-name="RTF_Num 35">
      <text:list-level-style-bullet text:level="1" text:style-name="RTF_5f_Num_20_3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6" style:display-name="RTF_Num 36">
      <text:list-level-style-bullet text:level="1" text:style-name="RTF_5f_Num_20_3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7" style:display-name="RTF_Num 37">
      <text:list-level-style-bullet text:level="1" text:style-name="RTF_5f_Num_20_3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8" style:display-name="RTF_Num 38">
      <text:list-level-style-bullet text:level="1" text:style-name="RTF_5f_Num_20_3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39" style:display-name="RTF_Num 39">
      <text:list-level-style-bullet text:level="1" text:style-name="RTF_5f_Num_20_3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3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3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3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3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3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3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3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3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3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0" style:display-name="RTF_Num 40">
      <text:list-level-style-bullet text:level="1" text:style-name="RTF_5f_Num_20_4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1" style:display-name="RTF_Num 41">
      <text:list-level-style-bullet text:level="1" text:style-name="RTF_5f_Num_20_4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2" style:display-name="RTF_Num 42">
      <text:list-level-style-bullet text:level="1" text:style-name="RTF_5f_Num_20_4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3" style:display-name="RTF_Num 43">
      <text:list-level-style-bullet text:level="1" text:style-name="RTF_5f_Num_20_4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4" style:display-name="RTF_Num 44">
      <text:list-level-style-bullet text:level="1" text:style-name="RTF_5f_Num_20_44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4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4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4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4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4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4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4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4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4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5" style:display-name="RTF_Num 45">
      <text:list-level-style-bullet text:level="1" text:style-name="RTF_5f_Num_20_45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5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5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5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5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5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5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5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5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5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6" style:display-name="RTF_Num 46">
      <text:list-level-style-bullet text:level="1" text:style-name="RTF_5f_Num_20_46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6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6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6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6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6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6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6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6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6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7" style:display-name="RTF_Num 47">
      <text:list-level-style-bullet text:level="1" text:style-name="RTF_5f_Num_20_47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7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7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7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7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7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7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7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7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7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8" style:display-name="RTF_Num 48">
      <text:list-level-style-bullet text:level="1" text:style-name="RTF_5f_Num_20_48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8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8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8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8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8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8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8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8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8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49" style:display-name="RTF_Num 49">
      <text:list-level-style-bullet text:level="1" text:style-name="RTF_5f_Num_20_49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49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49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49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49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49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49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49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49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49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0" style:display-name="RTF_Num 50">
      <text:list-level-style-bullet text:level="1" text:style-name="RTF_5f_Num_20_50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0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0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0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0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0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0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0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0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0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1" style:display-name="RTF_Num 51">
      <text:list-level-style-bullet text:level="1" text:style-name="RTF_5f_Num_20_51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1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1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1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1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1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1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1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1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1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2" style:display-name="RTF_Num 52">
      <text:list-level-style-bullet text:level="1" text:style-name="RTF_5f_Num_20_52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2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2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2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2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2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2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2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2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2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3" style:display-name="RTF_Num 53">
      <text:list-level-style-bullet text:level="1" text:style-name="RTF_5f_Num_20_53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RTF_5f_Num_20_53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RTF_5f_Num_20_53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RTF_5f_Num_20_53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RTF_5f_Num_20_53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RTF_5f_Num_20_53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RTF_5f_Num_20_53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RTF_5f_Num_20_53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RTF_5f_Num_20_53_20_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10" text:style-name="RTF_5f_Num_20_53_20_1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</text:list-style>
    <text:list-style style:name="RTF_5f_Num_20_54" style:display-name="RTF_Num 54">
      <text:list-level-style-number text:level="1" text:style-name="RTF_5f_Num_20_54_20_1" style:num-suffix="-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54_20_2" style:num-suffix="-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54_20_3" style:num-suffix="-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54_20_4" style:num-suffix="-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54_20_5" style:num-suffix="-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54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54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54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54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82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  <style:master-page style:name="Conversion_20_0" style:display-name="Conversion 0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07T10:30:17.39</meta:creation-date>
    <meta:generator>LibreOffice/5.3.1.2$Linux_X86_64 LibreOffice_project/30m0$Build-2</meta:generator>
    <meta:editing-duration>PT21H17M37S</meta:editing-duration>
    <meta:editing-cycles>252</meta:editing-cycles>
    <dc:title>ESN_Documentation</dc:title>
    <meta:initial-creator>Emmanuel Samyn</meta:initial-creator>
    <dc:date>2018-05-09T23:24:03.849576123</dc:date>
    <meta:printed-by>sebastien beau</meta:printed-by>
    <meta:print-date>2013-05-22T20:43:50</meta:print-date>
    <meta:document-statistic meta:table-count="3" meta:image-count="0" meta:object-count="0" meta:page-count="1" meta:paragraph-count="31" meta:word-count="70" meta:character-count="518" meta:non-whitespace-character-count="483"/>
    <meta:user-defined meta:name="Info 1"/>
    <meta:user-defined meta:name="Info 2"/>
    <meta:user-defined meta:name="Info 3"/>
    <meta:user-defined meta:name="Info 4"/>
    <meta:template xlink:type="simple" xlink:actuate="onRequest" xlink:title="ESN_Documentation" xlink:href="../../../../../../../manu/media/Elements/Manu/C:/Users/ositech/AppData/Roaming/OpenOffice.org/3/user/template/ESN_Documentation1.ott" meta:date="2009-12-07T10:30:17"/>
  </office:meta>
</office:document-meta>
</file>